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rial" svg:font-family="arial"/>
    <style:font-face style:name="Liberation Serif" svg:font-family="'Liberation Serif'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4.498cm"/>
    </style:style>
    <style:style style:name="表格1.B" style:family="table-column">
      <style:table-column-properties style:column-width="6.509cm"/>
    </style:style>
    <style:style style:name="表格1.C" style:family="table-column">
      <style:table-column-properties style:column-width="6.0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.6999998092651pt" style:font-size-asian="12pt" style:font-size-complex="13.6999998092651pt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.6999998092651pt" style:font-size-asian="12pt" style:font-size-complex="13.6999998092651pt"/>
    </style:style>
    <style:style style:name="P3" style:family="paragraph" style:parent-style-name="Text_20_body">
      <style:text-properties fo:font-variant="normal" fo:text-transform="none" fo:color="#000000" fo:letter-spacing="normal" officeooo:paragraph-rsid="001f3b4f"/>
    </style:style>
    <style:style style:name="P4" style:family="paragraph" style:parent-style-name="Text_20_body">
      <style:paragraph-properties fo:margin-left="0cm" fo:margin-right="0cm" fo:margin-top="0.582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5" style:family="paragraph" style:parent-style-name="Text_20_body">
      <style:paragraph-properties fo:margin-left="0cm" fo:margin-right="0cm" fo:margin-top="0.582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cm" fo:margin-right="0cm" fo:margin-top="0.582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style:font-name-asian="arial" style:font-size-asian="12pt" style:font-style-asian="normal" style:font-weight-asian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714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d749b" loext:padding="0cm" loext:border="none"/>
    </style:style>
    <style:style style:name="P8" style:family="paragraph" style:parent-style-name="Standard">
      <style:text-properties fo:font-variant="normal" fo:text-transform="none" fo:color="#333333" fo:letter-spacing="normal" style:font-name-asian="arial" style:font-size-asian="12pt" style:font-style-asian="normal" style:font-weight-asian="normal"/>
    </style:style>
    <style:style style:name="P9" style:family="paragraph" style:parent-style-name="Standard">
      <style:text-properties fo:font-variant="normal" fo:text-transform="none" fo:color="#333333" fo:letter-spacing="normal" officeooo:rsid="00294379" officeooo:paragraph-rsid="00294379" style:font-name-asian="arial" style:font-size-asian="12pt" style:font-style-asian="normal" style:font-weight-asian="normal"/>
    </style:style>
    <style:style style:name="P10" style:family="paragraph" style:parent-style-name="Standard">
      <style:text-properties fo:font-variant="normal" fo:text-transform="none" fo:color="#333333" fo:font-size="15pt" fo:letter-spacing="normal" fo:font-style="normal" fo:font-weight="bold" style:font-name-asian="arial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variant="normal" fo:text-transform="none" fo:color="#333333" fo:font-size="15pt" fo:letter-spacing="normal" fo:font-style="normal" fo:font-weight="bold" officeooo:paragraph-rsid="002a7139" style:font-name-asian="arial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7a67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ry_KacstQurn" fo:font-size="15pt" style:font-size-asian="15pt"/>
    </style:style>
    <style:style style:name="P15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</style:style>
    <style:style style:name="P16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officeooo:paragraph-rsid="002e6ec3"/>
    </style:style>
    <style:style style:name="P17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officeooo:rsid="00217a67" officeooo:paragraph-rsid="00217a67"/>
    </style:style>
    <style:style style:name="P18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officeooo:rsid="00217a67" officeooo:paragraph-rsid="00294379"/>
    </style:style>
    <style:style style:name="P19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officeooo:rsid="00217a67" officeooo:paragraph-rsid="002e6ec3"/>
    </style:style>
    <style:style style:name="P20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size="15pt" fo:font-weight="bold" officeooo:rsid="00217a67" officeooo:paragraph-rsid="00294379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714cm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d749b" style:font-name-asian="arial" style:font-size-asian="13.5pt" style:font-style-asian="normal" style:font-weight-asian="normal" loext:padding="0cm" loext:border="none"/>
    </style:style>
    <style:style style:name="P22" style:family="paragraph" style:parent-style-name="Text_20_body">
      <style:text-properties fo:font-variant="normal" fo:text-transform="none" fo:color="#494949" fo:font-size="15pt" fo:letter-spacing="normal" fo:font-weight="bold" style:font-name-asian="arial" style:font-size-asian="15pt" style:font-style-asian="normal" style:font-weight-asian="bold" style:font-size-complex="15pt" style:font-weight-complex="bold"/>
    </style:style>
    <style:style style:name="P2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  <style:text-properties fo:font-variant="normal" fo:text-transform="none" fo:color="#494949" fo:letter-spacing="normal"/>
    </style:style>
    <style:style style:name="P24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/>
    </style:style>
    <style:style style:name="P25" style:family="paragraph" style:parent-style-name="Table_20_Contents">
      <style:text-properties fo:font-size="15pt" style:font-name-asian="arial" style:font-size-asian="15pt" style:font-size-complex="15pt"/>
    </style:style>
    <style:style style:name="P26" style:family="paragraph" style:parent-style-name="Table_20_Contents">
      <style:text-properties fo:font-size="15pt" officeooo:rsid="002cdff0" officeooo:paragraph-rsid="002cdff0" style:font-name-asian="arial" style:font-size-asian="15pt" style:font-size-complex="15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3.5pt" fo:font-style="normal" fo:font-weight="normal"/>
    </style:style>
    <style:style style:name="T3" style:family="text">
      <style:text-properties style:font-name="arial" fo:font-size="13.5pt" fo:font-style="normal" fo:font-weight="normal" officeooo:rsid="001e7978" style:font-name-asian="arial" style:font-size-asian="13.5pt" style:font-style-asian="normal" style:font-weight-asian="normal"/>
    </style:style>
    <style:style style:name="T4" style:family="text">
      <style:text-properties style:font-name="arial" fo:font-size="13.5pt" fo:font-style="normal" fo:font-weight="normal" officeooo:rsid="001e7978"/>
    </style:style>
    <style:style style:name="T5" style:family="text">
      <style:text-properties style:font-name="arial" fo:font-size="13.5pt" fo:font-style="normal" fo:font-weight="bold"/>
    </style:style>
    <style:style style:name="T6" style:family="text">
      <style:text-properties style:font-name-asian="arial" style:font-size-asian="12pt" style:font-style-asian="normal" style:font-weight-asian="normal"/>
    </style:style>
    <style:style style:name="T7" style:family="text">
      <style:text-properties style:font-name-asian="arial" style:font-size-asian="13.5pt" style:font-style-asian="normal" style:font-weight-asian="normal"/>
    </style:style>
    <style:style style:name="T8" style:family="text">
      <style:text-properties style:font-name-asian="arial" style:font-size-asian="13.5pt" style:font-style-asian="normal" style:font-weight-asian="bold"/>
    </style:style>
    <style:style style:name="T9" style:family="text">
      <style:text-properties fo:font-variant="normal" fo:text-transform="none" fo:color="#333333" fo:letter-spacing="normal" style:font-name-asian="arial" style:font-style-asian="normal" style:font-weight-asian="normal"/>
    </style:style>
    <style:style style:name="T10" style:family="text">
      <style:text-properties fo:font-variant="normal" fo:text-transform="none" fo:color="#333333" fo:letter-spacing="normal" style:font-name-asian="arial" style:font-size-asian="12pt" style:font-style-asian="normal" style:font-weight-asian="normal"/>
    </style:style>
    <style:style style:name="T11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style:font-name-asian="arial" style:font-size-asian="12pt" style:font-style-asian="normal" style:font-weight-asian="normal"/>
    </style:style>
    <style:style style:name="T13" style:family="text">
      <style:text-properties fo:font-variant="normal" fo:text-transform="none" fo:color="#494949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494949" fo:letter-spacing="normal" style:font-name-asian="Arial" style:font-size-asian="12pt" style:font-style-asian="normal" style:font-weight-asian="normal"/>
    </style:style>
    <style:style style:name="T15" style:family="text">
      <style:text-properties fo:font-variant="normal" fo:text-transform="none" fo:color="#494949" style:font-name="mry_KacstQurn" fo:font-size="15pt" fo:letter-spacing="normal" style:font-name-asian="Arial" style:font-size-asian="12pt" style:font-style-asian="normal" style:font-weight-asian="normal"/>
    </style:style>
    <style:style style:name="T16" style:family="text">
      <style:text-properties fo:font-variant="normal" fo:text-transform="none" fo:color="#494949" style:font-name="mry_KacstQurn" fo:font-size="15pt" fo:letter-spacing="normal" officeooo:rsid="00217a67" style:font-name-asian="Arial" style:font-size-asian="12pt" style:font-style-asian="normal" style:font-weight-asian="normal"/>
    </style:style>
    <style:style style:name="T17" style:family="text">
      <style:text-properties fo:font-variant="normal" fo:text-transform="none" fo:color="#494949" style:font-name="mry_KacstQurn" fo:letter-spacing="normal" style:font-name-asian="Arial" style:font-style-asian="normal" style:font-weight-asian="normal"/>
    </style:style>
    <style:style style:name="T18" style:family="text">
      <style:text-properties fo:font-variant="normal" fo:text-transform="none" fo:color="#494949" style:font-name="mry_KacstQurn" fo:letter-spacing="normal" style:font-name-asian="Arial" style:font-style-asian="normal"/>
    </style:style>
    <style:style style:name="T19" style:family="text">
      <style:text-properties fo:font-variant="normal" fo:text-transform="none" fo:color="#7f0055" style:font-name="mry_KacstQurn" fo:font-size="15pt" fo:letter-spacing="normal" fo:font-weight="bold" style:font-name-asian="Arial" style:font-size-asian="15pt" style:font-style-asian="normal" style:font-weight-asian="bold"/>
    </style:style>
    <style:style style:name="T20" style:family="text">
      <style:text-properties fo:font-variant="normal" fo:text-transform="none" fo:color="#c678dd" style:font-name="Source Code Pro" fo:font-size="10.5pt" fo:letter-spacing="normal" fo:font-style="normal" fo:font-weight="normal" style:font-name-asian="Arial" style:font-size-asian="12pt" style:font-style-asian="normal" style:font-weight-asian="normal" loext:padding="0cm" loext:border="none"/>
    </style:style>
    <style:style style:name="T21" style:family="text">
      <style:text-properties fo:font-variant="normal" fo:text-transform="none" fo:color="#abb2bf" style:font-name="mry_KacstQurn" fo:font-size="15pt" fo:letter-spacing="normal" style:font-name-asian="Arial" style:font-size-asian="12pt" style:font-style-asian="normal" style:font-weight-asian="normal"/>
    </style:style>
    <style:style style:name="T22" style:family="text">
      <style:text-properties fo:font-variant="normal" fo:text-transform="none" fo:color="#abb2bf" style:font-name="Source Code Pro" fo:font-size="10.5pt" fo:letter-spacing="normal" fo:font-style="normal" fo:font-weight="normal" style:font-name-asian="Arial" style:font-size-asian="12pt" style:font-style-asian="normal" style:font-weight-asian="normal" loext:padding="0cm" loext:border="none"/>
    </style:style>
    <style:style style:name="T23" style:family="text">
      <style:text-properties fo:font-variant="normal" fo:text-transform="none" fo:color="#999999" style:font-name="Source Code Pro" fo:font-size="10.5pt" fo:letter-spacing="normal" fo:font-style="normal" fo:font-weight="normal" style:font-name-asian="Arial" style:font-size-asian="12pt" style:font-style-asian="normal" style:font-weight-asian="normal" loext:padding="0cm" loext:border="none"/>
    </style:style>
    <style:style style:name="T24" style:family="text">
      <style:text-properties fo:font-variant="normal" fo:text-transform="none" fo:color="#61aeee" style:font-name="Source Code Pro" fo:font-size="10.5pt" fo:letter-spacing="normal" fo:font-style="normal" fo:font-weight="normal" style:font-name-asian="Arial" style:font-size-asian="12pt" style:font-style-asian="normal" style:font-weight-asian="normal" loext:padding="0cm" loext:border="none"/>
    </style:style>
    <style:style style:name="T25" style:family="text">
      <style:text-properties fo:font-variant="normal" fo:text-transform="none" fo:color="#ce181e" style:font-name="mry_KacstQurn" fo:font-size="15pt" fo:letter-spacing="normal" style:font-name-asian="Arial" style:font-size-asian="12pt" style:font-style-asian="normal" style:font-weight-asian="normal"/>
    </style:style>
    <style:style style:name="T26" style:family="text">
      <style:text-properties fo:font-size="13.6999998092651pt" style:font-size-asian="12pt" style:font-size-complex="13.6999998092651pt"/>
    </style:style>
    <style:style style:name="T27" style:family="text">
      <style:text-properties fo:color="#333333" style:font-name="arial" fo:font-size="13.5pt" fo:font-style="normal" fo:font-weight="bold" style:font-name-asian="arial" style:font-size-asian="12pt" style:font-style-asian="normal" style:font-weight-asian="normal" loext:padding="0cm" loext:border="none"/>
    </style:style>
    <style:style style:name="T28" style:family="text">
      <style:text-properties fo:color="#333333" style:font-name="arial" fo:font-size="12pt" fo:font-style="normal" fo:font-weight="normal"/>
    </style:style>
    <style:style style:name="T29" style:family="text">
      <style:text-properties fo:color="#333333" style:font-name-asian="arial" style:font-size-asian="13.5pt" style:font-style-asian="normal" style:font-weight-asian="bold" loext:padding="0cm" loext:border="none"/>
    </style:style>
    <style:style style:name="T30" style:family="text">
      <style:text-properties fo:color="#333333" style:font-name-asian="arial" style:font-size-asian="12pt" style:font-style-asian="normal" style:font-weight-asian="normal"/>
    </style:style>
    <style:style style:name="T31" style:family="text">
      <style:text-properties style:font-name="Arial" fo:font-style="normal"/>
    </style:style>
    <style:style style:name="T32" style:family="text">
      <style:text-properties style:font-name="Arial" fo:font-style="normal" fo:font-weight="normal"/>
    </style:style>
    <style:style style:name="T33" style:family="text">
      <style:text-properties style:font-name="Arial" fo:font-size="12pt" fo:font-style="normal" fo:font-weight="normal"/>
    </style:style>
    <style:style style:name="T34" style:family="text">
      <style:text-properties style:font-name-asian="Arial"/>
    </style:style>
    <style:style style:name="T35" style:family="text">
      <style:text-properties style:font-name-asian="Arial" style:font-size-asian="12pt" style:font-style-asian="normal" style:font-weight-asian="normal"/>
    </style:style>
    <style:style style:name="T36" style:family="text">
      <style:text-properties fo:color="#7f0055" style:font-name="mry_KacstQurn" fo:font-size="15pt" fo:font-weight="bold" style:font-size-asian="15pt" style:font-weight-asian="bold"/>
    </style:style>
    <style:style style:name="T37" style:family="text">
      <style:text-properties fo:color="#7f0055" style:font-name="mry_KacstQurn" fo:font-weight="bold" fo:background-color="#e8f2fe" loext:char-shading-value="0" style:font-weight-asian="bold"/>
    </style:style>
    <style:style style:name="T38" style:family="text">
      <style:text-properties fo:color="#000000" style:font-name="mry_KacstQurn" fo:font-size="15pt" style:font-size-asian="15pt"/>
    </style:style>
    <style:style style:name="T39" style:family="text">
      <style:text-properties fo:color="#000000" style:font-name="mry_KacstQurn" fo:background-color="#e8f2fe" loext:char-shading-value="0"/>
    </style:style>
    <style:style style:name="T40" style:family="text">
      <style:text-properties fo:color="#6a3e3e" style:font-name="mry_KacstQurn" fo:font-size="15pt" style:font-size-asian="15pt"/>
    </style:style>
    <style:style style:name="T41" style:family="text">
      <style:text-properties fo:color="#0000c0" style:font-name="mry_KacstQurn" fo:font-size="15pt" fo:font-style="italic" fo:font-weight="bold" style:font-size-asian="15pt" style:font-style-asian="italic" style:font-weight-asian="bold"/>
    </style:style>
    <style:style style:name="T42" style:family="text">
      <style:text-properties fo:color="#2a00ff" style:font-name="mry_KacstQurn" fo:font-size="15pt" style:font-size-asian="15pt"/>
    </style:style>
    <style:style style:name="T43" style:family="text">
      <style:text-properties fo:color="#3c3c3c" style:font-name="mry_KacstQurn" style:text-underline-style="solid" style:text-underline-width="auto" style:text-underline-color="font-color" fo:background-color="#d4d4d4" loext:char-shading-value="0"/>
    </style:style>
    <style:style style:name="T44" style:family="text">
      <style:text-properties fo:color="#3c3c3c" style:font-name="mry_KacstQurn" style:text-underline-style="solid" style:text-underline-width="auto" style:text-underline-color="font-color" officeooo:rsid="002bd3ea" fo:background-color="#d4d4d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类中的方法，<text:span text:style-name="T9">按照用途可以分为以下几种：</text:span></text:p>
      <text:p text:style-name="P21">构造函数</text:p>
      <text:p text:style-name="P7"><text:span text:style-name="T3">1.</text:span><text:span text:style-name="T2">hashCode() </text:span><text:span text:style-name="T7">和 </text:span><text:span text:style-name="T2">equals() </text:span><text:span text:style-name="T7">函数用来判断对象是否相同</text:span><text:span text:style-name="T2">,</text:span></text:p>
      <text:p text:style-name="P7"><text:span text:style-name="T4">2.</text:span><text:span text:style-name="T2">wait(), wait(long), wait(long,int), notify(), notifyAll() </text:span><text:span text:style-name="T7">线程等待和唤醒。</text:span></text:p>
      <text:p text:style-name="P7"><text:span text:style-name="T3">3.</text:span><text:span text:style-name="T2">toString() </text:span><text:span text:style-name="T7">和 </text:span><text:span text:style-name="T2">getClass()</text:span></text:p>
      <text:p text:style-name="P7"><text:span text:style-name="T4">4.</text:span><text:span text:style-name="T2">clone()</text:span></text:p>
      <text:p text:style-name="P7"><text:span text:style-name="T4">5.</text:span><text:span text:style-name="T2">finalize() </text:span><text:span text:style-name="T7">用于在垃圾回收</text:span></text:p>
      <text:p text:style-name="P2"/>
      <text:p text:style-name="P1"/>
      <text:p text:style-name="P1">clone：保护方法，实现对象的浅复制。需实现Cloneable接口才可以调用，否则报CloneNotSupportedException。</text:p>
      <text:p text:style-name="P1"/>
      <text:p text:style-name="P1">getClass方法：final方法，获得运行时类的类型。</text:p>
      <text:p text:style-name="P1"/>
      <text:p text:style-name="P1">toString方法：返回一个String对象，用来标识自己。用的多，一般子类会重写。</text:p>
      <text:p text:style-name="P1"/>
      <text:p text:style-name="P1">finalize方法：用于释放资源。因为无法确定该方法什么时候被调用，很少使用。</text:p>
      <text:p text:style-name="P1"/>
      <text:p text:style-name="Standard"><text:span text:style-name="T26">equals方法：</text:span><text:span text:style-name="T10">一般 </text:span><text:span text:style-name="T11">equals </text:span><text:span text:style-name="T10">和 </text:span><text:span text:style-name="T11">== </text:span><text:span text:style-name="T10">是不一样的，但是在 </text:span><text:span text:style-name="T11">Object </text:span><text:span text:style-name="T10">中两者是一样的。子类一般都要重写这个方法。</text:span></text:p>
      <text:p text:style-name="P8"/>
      <text:p text:style-name="Standard"><text:span text:style-name="T10">hashCode方法：重写了equals方法一般都要重写hashCode方法。一般必须满足 </text:span><text:span text:style-name="T12">obj1.equals(obj2) == true</text:span><text:span text:style-name="T10">。 可以推出 </text:span><text:span text:style-name="T12">obj1.hashCode() == obj2.hashCode()</text:span><text:span text:style-name="T10">， 但是 </text:span><text:span text:style-name="T12">hashCode </text:span><text:span text:style-name="T10">相等不一定就满足 </text:span><text:span text:style-name="T12">equals</text:span><text:span text:style-name="T10">。 不过为了提高效率，应该尽量使上面两个条件接近等价。</text:span></text:p>
      <text:p text:style-name="P8"/>
      <text:p text:style-name="P3"><text:span text:style-name="T27">wait </text:span><text:span text:style-name="T29">方法：</text:span><text:span text:style-name="T30">就是使当前线程等待该对象的锁，当前线程必须是该对象的拥有者，也就是具有该对象的锁。</text:span><text:span text:style-name="T28">wait() </text:span><text:span text:style-name="T30">方法一直等待，直到获得锁或者被中断。</text:span><text:span text:style-name="T28">wait(long timeout) </text:span><text:span text:style-name="T30">设定一个超时间隔，如果在规定时间内没有获得锁就返回。</text:span></text:p>
      <text:p text:style-name="P6">调用该方法后当前线程进入睡眠状态，直到以下事件发生。</text:p>
      <text:p text:style-name="P5"><text:span text:style-name="T6">（</text:span><text:span text:style-name="T1">1</text:span><text:span text:style-name="T6">）其他线程调用了该对象的 </text:span><text:span text:style-name="T1">notify </text:span><text:span text:style-name="T6">方法。</text:span></text:p>
      <text:p text:style-name="P5"><text:span text:style-name="T6">（</text:span><text:span text:style-name="T1">2</text:span><text:span text:style-name="T6">）其他线程调用了该对象的 </text:span><text:span text:style-name="T1">notifyAll </text:span><text:span text:style-name="T6">方法。</text:span></text:p>
      <text:p text:style-name="P5"><text:span text:style-name="T6">（</text:span><text:span text:style-name="T1">3</text:span><text:span text:style-name="T6">）其他线程调用了 </text:span><text:span text:style-name="T1">interrupt </text:span><text:span text:style-name="T6">中断该线程。</text:span></text:p>
      <text:p text:style-name="P5"><text:span text:style-name="T6">（</text:span><text:span text:style-name="T1">4</text:span><text:span text:style-name="T6">）时间间隔到了。</text:span></text:p>
      <text:p text:style-name="P5"><text:span text:style-name="T6">此时该线程就可以被调度了，如果是被中断的话就抛出一个</text:span><text:span text:style-name="T1">InterruptedException </text:span><text:span text:style-name="T6">异常。</text:span></text:p>
      <text:p text:style-name="P4"><text:soft-page-break/><text:span text:style-name="T5">2.8 notify </text:span><text:span text:style-name="T8">方法</text:span></text:p>
      <text:p text:style-name="P6">该方法唤醒在该对象上等待的某个线程。</text:p>
      <text:p text:style-name="P4"><text:span text:style-name="T5">2.9 notifyAll </text:span><text:span text:style-name="T8">方法</text:span></text:p>
      <text:p text:style-name="P6">该方法唤醒在该对象上等待的所有线程。</text:p>
      <text:p text:style-name="P8"/>
      <text:p text:style-name="P10">接口和抽象类的区别和联系：</text:p>
      <text:p text:style-name="P10"><text:a xlink:type="simple" xlink:href="https://blog.csdn.net/weixin_36759405/article/details/82774558" text:style-name="Internet_20_link" text:visited-style-name="Visited_20_Internet_20_Link">https://blog.csdn.net/weixin_36759405/article/details/82774558</text:a></text:p>
      <text:p text:style-name="P10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25">参数</text:p>
          </table:table-cell>
          <table:table-cell table:style-name="表格1.A1" office:value-type="string">
            <text:p text:style-name="P25">抽象类</text:p>
          </table:table-cell>
          <table:table-cell table:style-name="表格1.C1" office:value-type="string">
            <text:p text:style-name="P25">接口</text:p>
          </table:table-cell>
        </table:table-row>
        <table:table-row>
          <table:table-cell table:style-name="表格1.A2" office:value-type="string">
            <text:p text:style-name="P25">默认的方法实现</text:p>
          </table:table-cell>
          <table:table-cell table:style-name="表格1.A2" office:value-type="string">
            <text:p text:style-name="P25">可以有默认的方法实现</text:p>
          </table:table-cell>
          <table:table-cell table:style-name="表格1.C2" office:value-type="string">
            <text:p text:style-name="P25">完全抽象的，不存在方法实现</text:p>
          </table:table-cell>
        </table:table-row>
        <table:table-row>
          <table:table-cell table:style-name="表格1.A2" office:value-type="string">
            <text:p text:style-name="P25">实现</text:p>
          </table:table-cell>
          <table:table-cell table:style-name="表格1.A2" office:value-type="string">
            <text:p text:style-name="P25">extends继承，若子类不是抽象类，则需实现所有抽象类中的方法实现</text:p>
          </table:table-cell>
          <table:table-cell table:style-name="表格1.C2" office:value-type="string">
            <text:p text:style-name="P25">implements实现接口所有声明方法</text:p>
          </table:table-cell>
        </table:table-row>
        <table:table-row>
          <table:table-cell table:style-name="表格1.A2" office:value-type="string">
            <text:p text:style-name="P25">构造器</text:p>
          </table:table-cell>
          <table:table-cell table:style-name="表格1.A2" office:value-type="string">
            <text:p text:style-name="P25">可以有构造器</text:p>
          </table:table-cell>
          <table:table-cell table:style-name="表格1.C2" office:value-type="string">
            <text:p text:style-name="P25">不能有构造器</text:p>
          </table:table-cell>
        </table:table-row>
        <table:table-row>
          <table:table-cell table:style-name="表格1.A2" office:value-type="string">
            <text:p text:style-name="P25">与正常Java类的区别</text:p>
          </table:table-cell>
          <table:table-cell table:style-name="表格1.A2" office:value-type="string">
            <text:p text:style-name="P25">除不能实例化之外，与普通类无异</text:p>
          </table:table-cell>
          <table:table-cell table:style-name="表格1.C2" office:value-type="string">
            <text:p text:style-name="P25">完全不同的类型</text:p>
          </table:table-cell>
        </table:table-row>
        <table:table-row>
          <table:table-cell table:style-name="表格1.A2" office:value-type="string">
            <text:p text:style-name="P25">访问修饰符</text:p>
          </table:table-cell>
          <table:table-cell table:style-name="表格1.A2" office:value-type="string">
            <text:p text:style-name="P25">抽象方法可以有public和protected修饰符</text:p>
          </table:table-cell>
          <table:table-cell table:style-name="表格1.C2" office:value-type="string">
            <text:p text:style-name="P25">默认public，不可使用其他修饰符。只能有static，final变量</text:p>
          </table:table-cell>
        </table:table-row>
        <table:table-row>
          <table:table-cell table:style-name="表格1.A2" office:value-type="string">
            <text:p text:style-name="P25">main方法</text:p>
          </table:table-cell>
          <table:table-cell table:style-name="表格1.A2" office:value-type="string">
            <text:p text:style-name="P25">可以有main方法，可以运行</text:p>
          </table:table-cell>
          <table:table-cell table:style-name="表格1.C2" office:value-type="string">
            <text:p text:style-name="P25">没有main方法，不能运行</text:p>
          </table:table-cell>
        </table:table-row>
        <table:table-row>
          <table:table-cell table:style-name="表格1.A2" office:value-type="string">
            <text:p text:style-name="P25">多继承</text:p>
          </table:table-cell>
          <table:table-cell table:style-name="表格1.A2" office:value-type="string">
            <text:p text:style-name="P25">继承一个类实现多个接口</text:p>
          </table:table-cell>
          <table:table-cell table:style-name="表格1.C2" office:value-type="string">
            <text:p text:style-name="P25">接口只可以继承一个或多个其他接口，如<text:span text:style-name="T37">public</text:span><text:span text:style-name="T39"> </text:span><text:span text:style-name="T37">interface</text:span><text:span text:style-name="T39"> InterfaceA <text:s/></text:span><text:span text:style-name="T37">extends</text:span><text:span text:style-name="T39"> InterfaceB</text:span><text:span text:style-name="T43">，</text:span><text:span text:style-name="T44">InterfaceC</text:span></text:p>
          </table:table-cell>
        </table:table-row>
        <table:table-row>
          <table:table-cell table:style-name="表格1.A2" office:value-type="string">
            <text:p text:style-name="P25">速度</text:p>
          </table:table-cell>
          <table:table-cell table:style-name="表格1.A2" office:value-type="string">
            <text:p text:style-name="P26">比接口速度快</text:p>
          </table:table-cell>
          <table:table-cell table:style-name="表格1.C2" office:value-type="string">
            <text:p text:style-name="P25">接口稍微慢，因为需要时间去寻找在类中的实现方法</text:p>
          </table:table-cell>
        </table:table-row>
        <table:table-row>
          <table:table-cell table:style-name="表格1.A2" office:value-type="string">
            <text:p text:style-name="P25">添加新方法</text:p>
          </table:table-cell>
          <table:table-cell table:style-name="表格1.A2" office:value-type="string">
            <text:p text:style-name="P25">添加新方法可以提供默认实现，这样不需要改变其他代码。</text:p>
          </table:table-cell>
          <table:table-cell table:style-name="表格1.C2" office:value-type="string">
            <text:p text:style-name="P25">添加新方法需要改变所有该接口的实现类</text:p>
          </table:table-cell>
        </table:table-row>
      </table:table>
      <text:p text:style-name="P11"/>
      <text:p text:style-name="P8"/>
      <text:p text:style-name="P22"><text:span text:style-name="T31"/></text:p>
      <text:p text:style-name="P22"><text:soft-page-break/><text:span text:style-name="T31"/></text:p>
      <text:p text:style-name="P22"><text:span text:style-name="T31">JDK8</text:span><text:span text:style-name="T34">里面接口的新特性：</text:span></text:p>
      <text:p text:style-name="P23"><text:span text:style-name="T35">接口不在只能使用抽象的方法了，可以添加具体方法，可以是静态的也可以是非静态的，非静态的方法前面要使用关键字</text:span><text:span text:style-name="T33">defualt</text:span><text:span text:style-name="T35">。</text:span></text:p>
      <text:p text:style-name="P24"><text:span text:style-name="T14">静态方法只能被抽口引用，非静态的方法只能被</text:span><text:span text:style-name="T13">implement</text:span><text:span text:style-name="T14">类实例化的对象引用。所以当</text:span><text:span text:style-name="T13">2</text:span><text:span text:style-name="T14">个接口的静态方法名字相同时，不会存在问题，只能被</text:span><text:span text:style-name="Strong_20_Emphasis"><text:span text:style-name="T14">接口的类名</text:span></text:span><text:span text:style-name="Strong_20_Emphasis"><text:span text:style-name="T13">.</text:span></text:span><text:span text:style-name="T13"> </text:span><text:span text:style-name="T14">引用。而非静态方法就会出现问题，因为对象不知道使用引用哪个接口的方法，就会造成编译失败。</text:span></text:p>
      <text:p text:style-name="P15"><text:span text:style-name="T19">public</text:span><text:span text:style-name="T38"> </text:span><text:span text:style-name="T36">interface</text:span><text:span text:style-name="T38"> InterfaceA {</text:span></text:p>
      <text:p text:style-name="P14"/>
      <text:p text:style-name="P12"><text:span text:style-name="T38"><text:tab/>void testExcel(File </text:span><text:span text:style-name="T40">file</text:span><text:span text:style-name="T38">);//最常见的默认的public abstract方法</text:span></text:p>
      <text:p text:style-name="P12"><text:span text:style-name="T38"/></text:p>
      <text:p text:style-name="P12"><text:span text:style-name="T38"><text:tab/></text:span><text:span text:style-name="T36">default</text:span><text:span text:style-name="T38"> </text:span><text:span text:style-name="T36">void</text:span><text:span text:style-name="T38"> test() {</text:span></text:p>
      <text:p text:style-name="P12"><text:span text:style-name="T38"><text:tab/><text:tab/>System.</text:span><text:span text:style-name="T41">out</text:span><text:span text:style-name="T38">.println(</text:span><text:span text:style-name="T42">"ss"</text:span><text:span text:style-name="T38">);</text:span></text:p>
      <text:p text:style-name="P12"><text:span text:style-name="T38"><text:tab/>}</text:span></text:p>
      <text:p text:style-name="P12"><text:span text:style-name="T38"/></text:p>
      <text:p text:style-name="P12"><text:span text:style-name="T38"><text:tab/></text:span><text:span text:style-name="T36">static</text:span><text:span text:style-name="T38"> </text:span><text:span text:style-name="T36">void</text:span><text:span text:style-name="T38"> test2() {</text:span></text:p>
      <text:p text:style-name="P13"><text:span text:style-name="T38"><text:tab/><text:tab/>System.</text:span><text:span text:style-name="T41">out</text:span><text:span text:style-name="T38">.println(</text:span><text:span text:style-name="T42">"ss"</text:span><text:span text:style-name="T38">);</text:span></text:p>
      <text:p text:style-name="P12"><text:span text:style-name="T38"><text:tab/>}</text:span></text:p>
      <text:p text:style-name="P15"><text:span text:style-name="T38"><text:tab/></text:span><text:span text:style-name="T15">……</text:span></text:p>
      <text:p text:style-name="P17"><text:span text:style-name="T15">}default关键字只能在接口中使用（以及用在switch语句的default分支），不能用在抽象类中；接口默认方法不能覆写Object类的equals、hashCode和toString方法；接口中的静态方法必须是public的，public修饰符可以省略，static修饰符不能省略。</text:span></text:p>
      <text:p text:style-name="P20"><text:span text:style-name="T18">为什么要有默认方法?</text:span></text:p>
      <text:p text:style-name="P18"><text:span text:style-name="T15">在Java 8之前，接口与其实现类之间的耦合度过高（tightly coupled），</text:span><text:span text:style-name="T25">当需要为一个接口添加方法时，所有的实现类都必须随之修改。默认方法可以为接口添加新的方法，而不会破坏已有的接口的实现。</text:span><text:span text:style-name="T15">这在lambda表达式作为Java 8语言的重要特性出现之际，为升级旧接口且保持向后兼容（backward compatibility）提供了途径。</text:span></text:p>
      <text:p text:style-name="P19"><text:span text:style-name="T15">接口默认方法的继承分三种情况（分别对应下面的InterfaceB接口、InterfaceC接口和InterfaceD接口）：</text:span></text:p>
      <text:p text:style-name="P19"><text:span text:style-name="T15">不覆写默认方法，直接从父接口中获取方法的默认实现。</text:span></text:p>
      <text:p text:style-name="P17"><text:span text:style-name="T15">覆写默认方法，这跟类与类之间的覆写规则相类似。</text:span></text:p>
      <text:p text:style-name="P16"><text:span text:style-name="T16">覆写默认方法并将它重新声明为抽象方法，这样新接口的子类必须再次覆写并实现这个抽象方法。</text:span><text:span text:style-name="T20">i</text:span></text:p>
      <text:p text:style-name="P16"><text:soft-page-break/><text:span text:style-name="T20">nterface</text:span><text:span text:style-name="T21"> </text:span><text:span text:style-name="T22">InterfaceD</text:span><text:span text:style-name="T21"> </text:span><text:span text:style-name="T20">extends</text:span><text:span text:style-name="T21"> </text:span><text:span text:style-name="T22">InterfaceA</text:span><text:span text:style-name="T21"> </text:span><text:span text:style-name="T23">{</text:span><text:span text:style-name="T21"> </text:span><text:span text:style-name="T23">@Override</text:span><text:span text:style-name="T21"> </text:span><text:span text:style-name="T20">void</text:span><text:span text:style-name="T21"> </text:span><text:span text:style-name="T24">foo</text:span><text:span text:style-name="T23">();</text:span><text:span text:style-name="T21"> </text:span><text:span text:style-name="T23">}</text:span></text:p>
      <text:p text:style-name="P17"><text:span text:style-name="T15"/></text:p>
      <text:p text:style-name="P24"><text:span text:style-name="T14">接口中的变量总是需要定义为“public static final 接口名称”，但可以不包含这些修饰符，编译器默认就是这样，显示的包含修饰符主要是为了程序清晰。</text:span></text:p>
      <text:p text:style-name="P24"><text:span text:style-name="T14"/></text:p>
      <text:p text:style-name="P24"><text:span text:style-name="T14">类的构造器方法不能够有修饰符、返回类型和throws子句。</text:span></text:p>
      <text:p text:style-name="P24"><text:span text:style-name="T14"/></text:p>
      <text:p text:style-name="P8">Java 8的一个大亮点是引入Lambda表达式，使用它设计的代码会更加简洁。当开发者在编写Lambda表达式时，也会随之被编译成一个函数式接口。下面这个例子就是使用Lambda语法来代替匿名的内部类，代码不仅简洁，而且还可读</text:p>
      <text:p text:style-name="P9">lambda表达式：</text:p>
      <text:p text:style-name="P8">https://www.cnblogs.com/knowledgesea/p/3163725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rial" svg:font-family="arial"/>
    <style:font-face style:name="Liberation Serif" svg:font-family="'Liberation Serif'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7:13:23.547392819</meta:creation-date>
    <dc:date>2019-07-26T11:17:14.954701614</dc:date>
    <meta:editing-duration>PT16H30M56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4" meta:paragraph-count="81" meta:word-count="1626" meta:character-count="2647" meta:non-whitespace-character-count="2559"/>
  </office:meta>
</office:document-meta>
</file>